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89f35" officeooo:paragraph-rsid="00289f35"/>
    </style:style>
    <style:style style:name="P6" style:family="paragraph" style:parent-style-name="Standard">
      <style:text-properties officeooo:rsid="002a7d2e" officeooo:paragraph-rsid="002a7d2e"/>
    </style:style>
    <style:style style:name="P7" style:family="paragraph" style:parent-style-name="Standard">
      <style:text-properties officeooo:rsid="002d20d1" officeooo:paragraph-rsid="002d20d1"/>
    </style:style>
    <style:style style:name="P8" style:family="paragraph" style:parent-style-name="Standard">
      <style:text-properties officeooo:rsid="002d20d1" officeooo:paragraph-rsid="002e5482"/>
    </style:style>
    <style:style style:name="P9" style:family="paragraph" style:parent-style-name="Standard">
      <style:text-properties officeooo:rsid="002d20d1" officeooo:paragraph-rsid="002f335b"/>
    </style:style>
    <style:style style:name="P10" style:family="paragraph" style:parent-style-name="Standard">
      <style:text-properties officeooo:rsid="002e5482" officeooo:paragraph-rsid="002e5482"/>
    </style:style>
    <style:style style:name="P11" style:family="paragraph" style:parent-style-name="Standard">
      <style:text-properties officeooo:rsid="002f335b" officeooo:paragraph-rsid="002f335b"/>
    </style:style>
    <style:style style:name="P12" style:family="paragraph" style:parent-style-name="Standard">
      <style:text-properties officeooo:rsid="002fbedc" officeooo:paragraph-rsid="00289f35"/>
    </style:style>
    <style:style style:name="P13" style:family="paragraph" style:parent-style-name="Standard">
      <style:text-properties officeooo:rsid="0030ea30" officeooo:paragraph-rsid="0030ea30"/>
    </style:style>
    <style:style style:name="P14" style:family="paragraph" style:parent-style-name="Standard">
      <style:text-properties officeooo:rsid="0030fa09" officeooo:paragraph-rsid="0030fa09"/>
    </style:style>
    <style:style style:name="P15" style:family="paragraph" style:parent-style-name="Standard">
      <style:text-properties officeooo:rsid="0032e8ea" officeooo:paragraph-rsid="0032e8ea"/>
    </style:style>
    <style:style style:name="P16" style:family="paragraph" style:parent-style-name="Standard">
      <style:text-properties officeooo:rsid="0033542c" officeooo:paragraph-rsid="0033542c"/>
    </style:style>
    <style:style style:name="P17" style:family="paragraph" style:parent-style-name="Standard">
      <style:text-properties officeooo:rsid="00366bba" officeooo:paragraph-rsid="00366bba"/>
    </style:style>
    <style:style style:name="P18" style:family="paragraph" style:parent-style-name="Standard">
      <style:text-properties officeooo:rsid="00389a3d" officeooo:paragraph-rsid="00366bba"/>
    </style:style>
    <style:style style:name="P19" style:family="paragraph" style:parent-style-name="Standard">
      <style:text-properties officeooo:rsid="0038eebe" officeooo:paragraph-rsid="0038eebe"/>
    </style:style>
    <style:style style:name="P20" style:family="paragraph" style:parent-style-name="Standard">
      <style:text-properties officeooo:rsid="003ade2c" officeooo:paragraph-rsid="003ade2c"/>
    </style:style>
    <style:style style:name="P21" style:family="paragraph" style:parent-style-name="Standard">
      <style:text-properties officeooo:rsid="003b15f4" officeooo:paragraph-rsid="003b15f4"/>
    </style:style>
    <style:style style:name="P22" style:family="paragraph" style:parent-style-name="Standard">
      <style:text-properties officeooo:rsid="003c414f" officeooo:paragraph-rsid="003c414f"/>
    </style:style>
    <style:style style:name="P23" style:family="paragraph" style:parent-style-name="Standard">
      <style:text-properties officeooo:rsid="00447d6e" officeooo:paragraph-rsid="0033542c"/>
    </style:style>
    <style:style style:name="P24" style:family="paragraph" style:parent-style-name="Standard">
      <style:text-properties officeooo:rsid="0046bfaf" officeooo:paragraph-rsid="0046bfaf"/>
    </style:style>
    <style:style style:name="P25" style:family="paragraph" style:parent-style-name="Standard">
      <style:text-properties officeooo:rsid="00489668" officeooo:paragraph-rsid="00489668"/>
    </style:style>
    <style:style style:name="P26" style:family="paragraph" style:parent-style-name="Standard">
      <style:text-properties fo:color="#000000" style:font-name="Liberation Serif" officeooo:rsid="00489668" officeooo:paragraph-rsid="00489668"/>
    </style:style>
    <style:style style:name="P27" style:family="paragraph" style:parent-style-name="Standard">
      <style:text-properties fo:color="#000000" style:font-name="Liberation Serif" fo:font-size="12pt" officeooo:rsid="004a4146" officeooo:paragraph-rsid="00489668" style:font-size-asian="10.5pt" style:font-size-complex="12pt"/>
    </style:style>
    <style:style style:name="P28" style:family="paragraph" style:parent-style-name="Standard">
      <style:text-properties fo:color="#000000" style:font-name="lucidatypewriter" fo:font-size="10pt" style:font-size-asian="10pt"/>
    </style:style>
    <style:style style:name="P29" style:family="paragraph" style:parent-style-name="Standard">
      <style:text-properties officeooo:rsid="004a4146" officeooo:paragraph-rsid="004a4146"/>
    </style:style>
    <style:style style:name="P30" style:family="paragraph" style:parent-style-name="Standard">
      <style:text-properties officeooo:paragraph-rsid="004a4146"/>
    </style:style>
    <style:style style:name="P31" style:family="paragraph" style:parent-style-name="Standard">
      <style:text-properties officeooo:rsid="004d4894" officeooo:paragraph-rsid="004d4894"/>
    </style:style>
    <style:style style:name="P32" style:family="paragraph" style:parent-style-name="Standard">
      <style:text-properties fo:color="#228b22" style:font-name="lucidatypewriter" fo:font-size="10pt" style:font-size-asian="10pt"/>
    </style:style>
    <style:style style:name="P33" style:family="paragraph" style:parent-style-name="Standard">
      <style:text-properties fo:color="#228b22" style:font-name="lucidatypewriter" fo:font-size="10pt" officeooo:rsid="00489668" officeooo:paragraph-rsid="00489668" style:font-size-asian="10pt"/>
    </style:style>
    <style:style style:name="P34" style:family="paragraph" style:parent-style-name="Standard">
      <style:text-properties officeooo:rsid="0050bd00" officeooo:paragraph-rsid="0050bd00"/>
    </style:style>
    <style:style style:name="P35" style:family="paragraph" style:parent-style-name="Standard">
      <style:text-properties officeooo:rsid="0032e8ea" officeooo:paragraph-rsid="0032e8ea"/>
    </style:style>
    <style:style style:name="P36" style:family="paragraph" style:parent-style-name="Standard">
      <style:text-properties officeooo:rsid="0052c0bb" officeooo:paragraph-rsid="0052c0bb"/>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style:style style:name="T5" style:family="text">
      <style:text-properties officeooo:rsid="002f335b"/>
    </style:style>
    <style:style style:name="T6" style:family="text">
      <style:text-properties officeooo:rsid="0030fa09"/>
    </style:style>
    <style:style style:name="T7" style:family="text">
      <style:text-properties officeooo:rsid="0032e8ea"/>
    </style:style>
    <style:style style:name="T8" style:family="text">
      <style:text-properties officeooo:rsid="003426f0"/>
    </style:style>
    <style:style style:name="T9" style:family="text">
      <style:text-properties officeooo:rsid="003498a4"/>
    </style:style>
    <style:style style:name="T10" style:family="text">
      <style:text-properties officeooo:rsid="00371493"/>
    </style:style>
    <style:style style:name="T11" style:family="text">
      <style:text-properties officeooo:rsid="0038eebe"/>
    </style:style>
    <style:style style:name="T12" style:family="text">
      <style:text-properties officeooo:rsid="003c4e29"/>
    </style:style>
    <style:style style:name="T13" style:family="text">
      <style:text-properties officeooo:rsid="0041efad"/>
    </style:style>
    <style:style style:name="T14" style:family="text">
      <style:text-properties officeooo:rsid="004283fe"/>
    </style:style>
    <style:style style:name="T15" style:family="text">
      <style:text-properties fo:color="#228b22" style:font-name="lucidatypewriter" fo:font-size="10pt" style:font-size-asian="10pt"/>
    </style:style>
    <style:style style:name="T16" style:family="text">
      <style:text-properties fo:color="#228b22" style:font-name="lucidatypewriter" fo:font-size="10pt" officeooo:rsid="00489668" style:font-size-asian="10pt"/>
    </style:style>
    <style:style style:name="T17" style:family="text">
      <style:text-properties fo:font-size="12pt" style:font-size-asian="12pt" style:font-size-complex="12pt"/>
    </style:style>
    <style:style style:name="T18" style:family="text">
      <style:text-properties fo:font-size="12pt" style:font-size-asian="10.5pt" style:font-size-complex="12pt"/>
    </style:style>
    <style:style style:name="T19" style:family="text">
      <style:text-properties fo:font-size="12pt" officeooo:rsid="004a4146" style:font-size-asian="10.5pt" style:font-size-complex="12pt"/>
    </style:style>
    <style:style style:name="T20" style:family="text">
      <style:text-properties officeooo:rsid="004a4146"/>
    </style:style>
    <style:style style:name="T21" style:family="text">
      <style:text-properties fo:color="#000000" style:font-name="lucidatypewriter" fo:font-size="10pt" style:font-size-asian="10pt"/>
    </style:style>
    <style:style style:name="T22" style:family="text">
      <style:text-properties officeooo:rsid="004be875"/>
    </style:style>
    <style:style style:name="T23" style:family="text">
      <style:text-properties officeooo:rsid="004d4894"/>
    </style:style>
    <style:style style:name="T24" style:family="text">
      <style:text-properties officeooo:rsid="004eea78"/>
    </style:style>
    <style:style style:name="T25" style:family="text">
      <style:text-properties officeooo:rsid="00517b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6">Parameter Identification:</text:p>
      <text:p text:style-name="P6"><text:tab/><text:span text:style-name="T8">Replicate the parameter identification process from the previous project using the least square method to determine the unknown parameters based on data collection of torques and joint configurations.</text:span></text:p>
      <text:p text:style-name="P6"/>
      <text:p text:style-name="P6">Forward Kinematics:</text:p>
      <text:p text:style-name="P6">The forward kinematics of the arm is acquired from direct measurement of the physical system. We use the home configuration to determine the position for forward kinematics.</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5">ROS:</text:p>
      <text:p text:style-name="P5">the joint_state topic <text:span text:style-name="T4">(contains current joint position, velocity, and effort) </text:span>is published at 20 Hz rate. </text:p>
      <text:p text:style-name="P12"/>
      <text:p text:style-name="P13">NewtonEuler code tests:</text:p>
      <text:p text:style-name="P7">Effort comparison at home configuration (joint_states msgs): <text:span text:style-name="T5">MTMR</text:span></text:p>
      <text:p text:style-name="P8">Actual: </text:p>
      <text:p text:style-name="P10">~[-0.10888387297460854, 0.620031200730383, 0.620031200730383, 0.3130967381247525, 0.09083351051637077, -0.017922679598429924, 0.0012691958322377077, 2.638487576630867e-05]</text:p>
      <text:p text:style-name="P10">Computed: </text:p>
      <text:p text:style-name="P10">[ 0. <text:s text:c="8"/>-0.59645835 -0.59645835 <text:s/>0.20413122 <text:s/>0.14498558 <text:s/>0.11782822 <text:s/>6.71161253 -7.6311755 ] </text:p>
      <text:p text:style-name="P9">Effort comparison at home configuration (joint_states msgs): <text:span text:style-name="T5">MTML</text:span></text:p>
      <text:p text:style-name="P11">Actual:</text:p>
      <text:p text:style-name="P11">[-0.04690332005754798, 0.530493819414924, 0.530493819414924, 0.21566561119888567, -0.0740242035872299, -0.02424935336259663, 0.001989282512344319, 1.566421787502076e-05]</text:p>
      <text:p text:style-name="P11">Computed:</text:p>
      <text:p text:style-name="P11">[ 0. <text:s text:c="8"/>-0.59728953 -0.59728953 <text:s/>0.19501315 <text:s/>0.15256946 <text:s/>0.17895355 <text:s/>6.72406565 -7.57800548]</text:p>
      <text:p text:style-name="P11"/>
      <text:p text:style-name="P11"><text:soft-page-break/>** <text:span text:style-name="T6">The torque is way off.</text:span></text:p>
      <text:p text:style-name="P11"/>
      <text:p text:style-name="P14">Using the old MATLAB code: the computed torque is <text:span text:style-name="T7">not quite accurate (a little bit higher than actual torque). The parameters and regressor matrices must be re-identified.</text:span></text:p>
      <text:p text:style-name="P15">Since MATLAB can now be run on Ubuntu, the process of connection between ROS and MATLAB is significantly simplified and more convenient than when the RBE501 team ran it on laptop. </text:p>
      <text:p text:style-name="P15"/>
      <text:p text:style-name="P36">Adnan: re-enable the direct torque control on the joints for MTM</text:p>
      <text:p text:style-name="P15">**<text:span text:style-name="T9">Caution: Do not manually apply torque to joints. It might break the robot.</text:span></text:p>
      <text:p text:style-name="P15"/>
      <text:p text:style-name="P17">Dynamic parameter identification procedure:</text:p>
      <text:p text:style-name="P17">- use the M(q)ddq + H(q,dq)+g(q) = tau to compute the torque (tau) symbolically</text:p>
      <text:p text:style-name="P17">- factor out all the constant unknown parameters (mass, CoM, Length, etc.) until the torque is left with only variables (you may leave g there).</text:p>
      <text:p text:style-name="P17">- use the following model to solve the unknown parameters: tau = phi(q,dq,ddq)*p</text:p>
      <text:p text:style-name="P17">where phi is the “regressor matrix” and p is the “unknown matrix”. <text:span text:style-name="T10">At this point, p is a matrix of unknown constant</text:span></text:p>
      <text:p text:style-name="P17">- <text:span text:style-name="T10">record different arm configurations until we have enough data set, then use each set of joint positions and torque to solve for p</text:span></text:p>
      <text:p text:style-name="P17">- <text:span text:style-name="T10">once we have enough data for p, test it with the system</text:span></text:p>
      <text:p text:style-name="P18"/>
      <text:p text:style-name="P19">Data collection strategy:</text:p>
      <text:p text:style-name="P19">- Decoupling data collection</text:p>
      <text:p text:style-name="P19"><text:tab/>- collect data of all joint when only one joint moves at a time</text:p>
      <text:p text:style-name="P19"><text:tab/>- <text:span text:style-name="T12">10 pose for each joint, 4 joints total (ignore joint 1,6,7,8)</text:span></text:p>
      <text:p text:style-name="P19"><text:tab/>- <text:span text:style-name="T13">50 torque data points for each pose (every joint), then compute the average</text:span></text:p>
      <text:p text:style-name="P19">- Coupling data collection</text:p>
      <text:p text:style-name="P16"><text:tab/>- <text:span text:style-name="T11">collect data when all joints change</text:span></text:p>
      <text:p text:style-name="P16"><text:tab/>- <text:span text:style-name="T13">200 torque and joint position data points for each pose</text:span></text:p>
      <text:p text:style-name="P16"><text:tab/>- <text:span text:style-name="T13">create joint limit to prevent damage</text:span></text:p>
      <text:p text:style-name="P16"/>
      <text:p text:style-name="P21">Current issues: (5/19/2017)</text:p>
      <text:p text:style-name="P21">The dynamic parameter generated from the collected data over-compensates the torque when joint position is more than 0 and under-compensates when joint position is less than 0.</text:p>
      <text:p text:style-name="P22">The gravity compensation algorithm with original dynamic parameter matrix is acceptable but not deterministic. Same issue: <text:span text:style-name="T14">MTM</text:span> trace back slightly due to cable/spring tension and the compensation does not kick in when the wrist's pitch joint points outward. </text:p>
      <text:p text:style-name="P21"/>
      <text:p text:style-name="P16"/>
      <text:p text:style-name="P20">MTMR joint limit</text:p>
      <text:p text:style-name="P20">lower limits: <text:s text:c="4"/>-1.13446 <text:s text:c="3"/>-0.261799 <text:s text:c="3"/>-0.872665 <text:s text:c="4"/>-1.57080 <text:s text:c="4"/>-1.57080 <text:s text:c="3"/>-0.785398 <text:s text:c="4"/>-8.37758 <text:s text:c="5"/>0.00000, </text:p>
      <text:p text:style-name="P20">upper limits: <text:s text:c="5"/>0.698132 <text:s text:c="4"/>0.872665 <text:s text:c="4"/>0.610865 <text:s text:c="5"/>3.49066 <text:s text:c="5"/>3.14159 <text:s text:c="4"/>0.785398 <text:s text:c="5"/>7.85398 <text:s text:c="4"/>0.523599 </text:p>
      <text:p text:style-name="P23"/>
      <text:p text:style-name="P24">new issue: </text:p>
      <text:p text:style-name="P24">gravity compensation doesn't kick in with wrist-yaw joint (joint 4) extends outward</text:p>
      <text:p text:style-name="P24"/>
      <text:p text:style-name="P25"/>
      <text:p text:style-name="P25"><text:soft-page-break/></text:p>
      <text:p text:style-name="P34">** The algorithm has never been tested with the simulation. Only with actual system (physical system).</text:p>
      <text:p text:style-name="P34">Bunch of code for data collection and dynamic parameter calculation were created for general use with various size of data of joint position and torque.</text:p>
      <text:p text:style-name="P34"/>
      <text:p text:style-name="P25">current progress: <text:span text:style-name="T22">90</text:span>% <text:span text:style-name="T22">complete</text:span></text:p>
      <text:p text:style-name="P29">Cause of failure: I skipped one important step from the original work: stacking regressor matrices and torque matrices in order to compute a single dynamic parameter matrix. <text:span text:style-name="T23">Costs 3 weeks of useless data. lol</text:span></text:p>
      <text:p text:style-name="P25">using a coupling random-poses data collection, we manage to collect sufficient data to generate a new dynamic parameter</text:p>
      <text:p text:style-name="P33">new_dynamic_parameter = [0.0567577263842204</text:p>
      <text:p text:style-name="P32"><text:s text:c="22"/>-0.0273443511790786</text:p>
      <text:p text:style-name="P32"><text:s text:c="23"/>0.0149559714638287</text:p>
      <text:p text:style-name="P32"><text:s text:c="23"/>0.000905781384603654</text:p>
      <text:p text:style-name="P32"><text:s text:c="22"/>-0.00469618402173110</text:p>
      <text:p text:style-name="P32"><text:s text:c="23"/>0.00766466902328854</text:p>
      <text:p text:style-name="P32"><text:s text:c="23"/>0.0178875962608100</text:p>
      <text:p text:style-name="P32"><text:s text:c="22"/>-0.0309503200271792</text:p>
      <text:p text:style-name="P32"><text:s text:c="23"/>0.00914115133299973</text:p>
      <text:p text:style-name="P32"><text:s text:c="22"/>-0.00101204046739775</text:p>
      <text:p text:style-name="P32"><text:s text:c="22"/>-3.22834038181053e-07</text:p>
      <text:p text:style-name="Standard"><text:span text:style-name="T15"><text:s text:c="23"/>2.61333915701065e-05</text:span><text:span text:style-name="T16">];</text:span></text:p>
      <text:p text:style-name="P26"><text:span text:style-name="T17">Issue:</text:span><text:span text:style-name="T18"> the torque overcompensate at certain configuration, usually when the joint position of joint 2 and 3 reach closer to their upper boundaries.</text:span></text:p>
      <text:p text:style-name="P26"><text:span text:style-name="T18">Fix: get the average </text:span><text:span text:style-name="T19">of</text:span><text:span text:style-name="T18"> </text:span><text:span text:style-name="T19">the original and new dynamic parameter:</text:span></text:p>
      <text:p text:style-name="P33">% <text:s text:c="2"/>dynamic_param_grav = [0.0414</text:p>
      <text:p text:style-name="P32">% <text:s text:c="22"/>-0.0192</text:p>
      <text:p text:style-name="P32">% <text:s text:c="23"/>0.0328</text:p>
      <text:p text:style-name="P32">% <text:s text:c="23"/>0.0095</text:p>
      <text:p text:style-name="P32">% <text:s text:c="22"/>-0.0033</text:p>
      <text:p text:style-name="P32">% <text:s text:c="22"/>-0.0003</text:p>
      <text:p text:style-name="P32">% <text:s text:c="22"/>-0.0071</text:p>
      <text:p text:style-name="P32">% <text:s text:c="22"/>-0.0188</text:p>
      <text:p text:style-name="P32">% <text:s text:c="22"/>-0.0015</text:p>
      <text:p text:style-name="P32">% <text:s text:c="22"/>-0.0003</text:p>
      <text:p text:style-name="P32">% <text:s text:c="22"/>-0.0001</text:p>
      <text:p text:style-name="P32">% <text:s text:c="23"/>0.0005];</text:p>
      <text:p text:style-name="P27"/>
      <text:p text:style-name="P30"><text:span text:style-name="T20">result: </text:span><text:span text:style-name="T21">dynamic_param_grav = <text:s text:c="3"/>[ 0.0491</text:span></text:p>
      <text:p text:style-name="P28"><text:s text:c="23"/>-0.0233</text:p>
      <text:p text:style-name="P28"><text:s text:c="24"/>0.0239</text:p>
      <text:p text:style-name="P28"><text:s text:c="24"/>0.0052</text:p>
      <text:p text:style-name="P28"><text:s text:c="23"/>-0.0040</text:p>
      <text:p text:style-name="P28"><text:s text:c="24"/>0.0037</text:p>
      <text:p text:style-name="P28"><text:s text:c="24"/>0.0054</text:p>
      <text:p text:style-name="P28"><text:s text:c="23"/>-0.0249</text:p>
      <text:p text:style-name="P28"><text:s text:c="24"/>0.0038</text:p>
      <text:p text:style-name="P28"><text:s text:c="23"/>-0.0007</text:p>
      <text:p text:style-name="P28"><text:s text:c="23"/>-0.0001</text:p>
      <text:p text:style-name="P28"><text:s text:c="24"/>0.0003];</text:p>
      <text:p text:style-name="P29">Issue: still need to tweak the parameters and collect some more data for when the yawing joint folds inward. <text:span text:style-name="T24">The gravity compensation also works only for joint 2 and 3</text:span> </text:p>
      <text:p text:style-name="P29"/>
      <text:p text:style-name="P31"><text:soft-page-break/>What's next: include torque in joint 1 to compensate the cable tension. <text:span text:style-name="T25">Also, for the gravity compensation code, the while loop break is still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6-02T14:48:05.125502778</dc:date>
    <meta:editing-duration>PT7H18M47S</meta:editing-duration>
    <meta:editing-cycles>45</meta:editing-cycles>
    <meta:generator>LibreOffice/4.2.8.2$Linux_X86_64 LibreOffice_project/420m0$Build-2</meta:generator>
    <meta:document-statistic meta:table-count="0" meta:image-count="0" meta:object-count="0" meta:page-count="4" meta:paragraph-count="102" meta:word-count="922" meta:character-count="7117" meta:non-whitespace-character-count="5431"/>
  </office:meta>
</office:document-meta>
</file>